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1c0" officeooo:paragraph-rsid="001e81c0"/>
    </style:style>
    <style:style style:name="P2" style:family="paragraph" style:parent-style-name="Standard">
      <style:text-properties officeooo:rsid="0020741b" officeooo:paragraph-rsid="0020741b"/>
    </style:style>
    <style:style style:name="P3" style:family="paragraph" style:parent-style-name="Standard">
      <style:text-properties officeooo:rsid="0021d572" officeooo:paragraph-rsid="0021d572"/>
    </style:style>
    <style:style style:name="P4" style:family="paragraph" style:parent-style-name="Standard">
      <style:text-properties fo:font-weight="bold" officeooo:rsid="0020741b" officeooo:paragraph-rsid="0020741b" style:font-weight-asian="bold" style:font-weight-complex="bold"/>
    </style:style>
    <style:style style:name="P5" style:family="paragraph" style:parent-style-name="Standard">
      <style:text-properties fo:font-weight="bold" officeooo:rsid="001e81c0" officeooo:paragraph-rsid="001e81c0" style:font-weight-asian="bold" style:font-weight-complex="bold"/>
    </style:style>
    <style:style style:name="P6" style:family="paragraph" style:parent-style-name="Standard">
      <style:text-properties fo:font-weight="bold" officeooo:rsid="0021d572" officeooo:paragraph-rsid="0021d572" style:font-weight-asian="bold" style:font-weight-complex="bold"/>
    </style:style>
    <style:style style:name="P7" style:family="paragraph" style:parent-style-name="Standard">
      <style:text-properties fo:font-weight="bold" officeooo:rsid="00221eb3" officeooo:paragraph-rsid="00221eb3" style:font-weight-asian="bold" style:font-weight-complex="bold"/>
    </style:style>
    <style:style style:name="P8" style:family="paragraph" style:parent-style-name="Standard">
      <style:text-properties officeooo:rsid="00221eb3" officeooo:paragraph-rsid="00221eb3"/>
    </style:style>
    <style:style style:name="P9" style:family="paragraph" style:parent-style-name="Standard">
      <style:text-properties fo:font-weight="normal" officeooo:rsid="00221eb3" officeooo:paragraph-rsid="00221eb3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221e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Electronics</text:p>
      <text:p text:style-name="P1">No new updates</text:p>
      <text:p text:style-name="P1">Waiting for money for parts to proceed however the schematics are almost ready for integration.</text:p>
      <text:p text:style-name="P1">Power management schematic is done. </text:p>
      <text:p text:style-name="P1">Emre states is 80% done. </text:p>
      <text:p text:style-name="P1"/>
      <text:p text:style-name="P1"/>
      <text:p text:style-name="P5">Software</text:p>
      <text:p text:style-name="P1">Used a demo robotic arm to accentuate the functionality</text:p>
      <text:p text:style-name="P1">Taha advises usage of native code over ROS</text:p>
      <text:p text:style-name="P1">Kaan has no progress regarding image processing due to lack of a dataset.</text:p>
      <text:p text:style-name="P1">He says a maximum of 2 weeks is needed to get a proper accuracy and complete the dataset. </text:p>
      <text:p text:style-name="P1"/>
      <text:p text:style-name="P1"/>
      <text:p text:style-name="P5">Mechanics</text:p>
      <text:p text:style-name="P1">Robotic arm is almost done.</text:p>
      <text:p text:style-name="P1">Production is continuing at Shahin metals.</text:p>
      <text:p text:style-name="P2">Movement system is almost done only fine tuning is left. </text:p>
      <text:p text:style-name="P2">Taha will cooperate with Baris to buy some rather cheap motors(14).</text:p>
      <text:p text:style-name="P2">Chasis is going to be 3d printed.</text:p>
      <text:p text:style-name="P2"/>
      <text:p text:style-name="P2"/>
      <text:p text:style-name="P2"/>
      <text:p text:style-name="P2"/>
      <text:p text:style-name="P4">General</text:p>
      <text:p text:style-name="P2">We need to submit the reports latest 15<text:span text:style-name="T1">th</text:span> April.</text:p>
      <text:p text:style-name="P2">In winter, Taha will be looking for sponsors.</text:p>
      <text:p text:style-name="P2">The software team must complete all related tasks by the end of winter.</text:p>
      <text:p text:style-name="P3">Mert proposes making flyers to display at the mechanics faculty to recruit new members. </text:p>
      <text:p text:style-name="P3"/>
      <text:p text:style-name="P3"/>
      <text:p text:style-name="P6">Science</text:p>
      <text:p text:style-name="P3">New manual is out and finding a new hypothesis is at due.</text:p>
      <text:p text:style-name="P3">Science teams has to learn how to use google earth.</text:p>
      <text:p text:style-name="P3">Specialisation on learning about geology <text:span text:style-name="T3">where various team members study various rock types</text:span>. </text:p>
      <text:p text:style-name="P3">Need to find a proper geology member. </text:p>
      <text:p text:style-name="P3">Need to find assured representatives to go to competitions and related activities.</text:p>
      <text:p text:style-name="P3"/>
      <text:p text:style-name="P3"/>
      <text:p text:style-name="P7">Deadlines</text:p>
      <text:p text:style-name="P7"/>
      <text:p text:style-name="P7">15 Feb-15 April</text:p>
      <text:p text:style-name="P9">Videos and Reports</text:p>
      <text:p text:style-name="P9"/>
      <text:p text:style-name="P7">24 Jan -24 February</text:p>
      <text:p text:style-name="P9">Carry out work progress.</text:p>
      <text:p text:style-name="P9"/>
      <text:p text:style-name="P9"/>
      <text:p text:style-name="P8"><text:soft-page-break/></text:p>
      <text:p text:style-name="P3"/>
      <text:p text:style-name="P3"/>
      <text:p text:style-name="P3"><text:s/></text:p>
      <text:p text:style-name="P3"/>
      <text:p text:style-name="P3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06:07:06.672320515</meta:creation-date>
    <dc:date>2025-01-05T06:58:24.832412131</dc:date>
    <meta:editing-duration>PT10M7S</meta:editing-duration>
    <meta:editing-cycles>1</meta:editing-cycles>
    <meta:document-statistic meta:table-count="0" meta:image-count="0" meta:object-count="0" meta:page-count="2" meta:paragraph-count="33" meta:word-count="233" meta:character-count="1358" meta:non-whitespace-character-count="1149"/>
    <meta:generator>LibreOffice/7.3.7.2$Linux_X86_64 LibreOffice_project/30$Build-2</meta:generator>
  </office:meta>
</office:document-meta>
</file>